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odesheet for the LEGACIES state identification process</text:title></text:p>
      <text:p text:style-name="OrgTitle"/>
      <text:p text:style-name="OrgSubtitle"><text:initial-creator>john@doe.com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0ddc07">1. Part 1: statehood</text:a></text:p>
          <text:p text:style-name="Contents_20_1"><text:a xlink:type="simple" xlink:href="#orgac45099">2. Location</text:a></text:p>
        </text:index-body>
      </text:table-of-content>
      <text:h text:style-name="Heading_20_1" text:outline-level="1" text:is-list-header="false">
<text:bookmark-start text:name="OrgXref.org90ddc07"/>
<text:bookmark text:name="org90ddc07"/>Part 1: statehood
<text:bookmark-end text:name="OrgXref.org90ddc07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Entity<text:span text:style-name="OrgSubscript">Name</text:span>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Other<text:span text:style-name="OrgSubscript">Name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OWNUM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OWID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ac45099"/>
<text:bookmark text:name="orgac45099"/>Location
<text:bookmark-end text:name="OrgXref.orgac45099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8-23T11:01:11</dc:date>
    <meta:creation-date>2022-08-23T11:01:11</meta:creation-date>
    <meta:generator>Emacs 28.1 (Org mode 9.6)</meta:generator>
    <meta:keyword/>
    <dc:subject/>
    <dc:title>Codesheet for the LEGACIES state identification process</dc:title>
  </office:meta>
</office:document-meta>
</file>